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var jp-code-font-family" svg:font-family="'var jp-code-font-family'"/>
  </office:font-face-decls>
  <office:automatic-styles>
    <style:style style:name="P1" style:family="paragraph" style:parent-style-name="Standard">
      <style:text-properties officeooo:rsid="000c3369" officeooo:paragraph-rsid="000c3369"/>
    </style:style>
    <style:style style:name="P2" style:family="paragraph" style:parent-style-name="Standard">
      <style:text-properties style:font-name="Arial" fo:font-size="11pt" officeooo:rsid="000c3369" officeooo:paragraph-rsid="000c3369" style:font-size-asian="11pt" style:font-size-complex="11pt"/>
    </style:style>
    <style:style style:name="P3" style:family="paragraph" style:parent-style-name="Standard" style:list-style-name="L1">
      <style:text-properties style:font-name="Arial" fo:font-size="11pt" officeooo:rsid="000c3369" officeooo:paragraph-rsid="000c3369" style:font-size-asian="11pt" style:font-size-complex="11pt"/>
    </style:style>
    <style:style style:name="P4" style:family="paragraph" style:parent-style-name="Standard" style:list-style-name="L2">
      <style:text-properties style:font-name="Arial" fo:font-size="11pt" officeooo:rsid="000c3369" officeooo:paragraph-rsid="000c3369" style:font-size-asian="11pt" style:font-size-complex="11pt"/>
    </style:style>
    <style:style style:name="T1" style:family="text">
      <style:text-properties fo:font-variant="normal" fo:text-transform="none" style:font-name="var jp-code-font-family" fo:font-size="9.75pt" fo:letter-spacing="normal" fo:font-style="normal" fo:font-weight="normal"/>
    </style:style>
    <style:style style:name="T2" style:family="text">
      <style:text-properties fo:font-variant="normal" fo:text-transform="none" fo:letter-spacing="normal" fo:font-style="normal" fo:font-weight="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 realizó una encuesta de usabilidad percibida para medir la satisfacción de los usuarios con respecto a la plataforma diseñada. Específicamente se utilizó la encuesta SUS (System Usability Scale) a ocho individuos que cumplen con el perfil de usuario al que va dirigido el sistema, además de incluir dos preguntas abiertas para tener un mejor contexto del porqué de sus respuestas. Los resultados se pueden analizar desde la perspectiva cuantitativa y cualitativa. </text:p>
      <text:p text:style-name="P2">Análisis cuantitativo</text:p>
      <text:list xml:id="list3490352929" text:style-name="L1">
        <text:list-item>
          <text:p text:style-name="P3">Se obtuvo un resultado promedio de <text:span text:style-name="T2">75.3125 en el cálculo del resultado de la encuesta SUS, siendo un puntaje aceptable en la usabilidad del sistema. Además, la desviación estándar de 17.39 nos indica que hay una variabilidad moderada en cómo los usuarios perciben la usabilidad del sistema.</text:span></text:p>
        </text:list-item>
        <text:list-item>
          <text:p text:style-name="P3"><text:span text:style-name="T2">Además, se obtuvieron los porcentajes de respuesta a cada valor en la escala (1 al 5), donde se puede interpretar lo siguiente:</text:span></text:p>
        </text:list-item>
        <text:list-item>
          <text:p text:style-name="P3"><text:span text:style-name="T2">La mayoría (62.5%) de los encuestados está de acuerdo en que usar la plataforma fue fácil, con un 25% estando totalmente de acuerdo.</text:span></text:p>
        </text:list-item>
        <text:list-item>
          <text:p text:style-name="P3"><text:span text:style-name="T2">Un 50% de los encuestados no está de acuerdo en que la navegación sea compleja, mientras que un 25% tiene una opinión neutra y un 12.5% encuentra la navegación algo compleja.</text:span></text:p>
        </text:list-item>
        <text:list-item>
          <text:p text:style-name="P3"><text:span text:style-name="T2">Un 50% está de acuerdo con la buena organización y visualización de los cuentos, mientras que un 25% tiene una opinión neutra y un 12.5% no está de acuerdo.</text:span></text:p>
        </text:list-item>
        <text:list-item>
          <text:p text:style-name="P3"><text:span text:style-name="T2">Un 62.5% cree que necesitaría apoyo técnico, indicando una posible área de mejora en la facilidad de uso y autoexploración del sistema.</text:span></text:p>
        </text:list-item>
        <text:list-item>
          <text:p text:style-name="P3"><text:span text:style-name="T2">Las opiniones están divididas en lo que respecta la percepción de la organización de las funciones, con un 37.5% que no está de acuerdo, un 12.5% neutro y un 37.5% de acuerdo.</text:span></text:p>
        </text:list-item>
        <text:list-item>
          <text:p text:style-name="P3"><text:span text:style-name="T2">Un 50% está en desacuerdo con la inconsistencia, mientras que un 37.5% tiene una opinión neutra, lo cual indica que la mayoría no percibe inconsistencia significativa.</text:span></text:p>
        </text:list-item>
        <text:list-item>
          <text:p text:style-name="P3"><text:span text:style-name="T2">Un 50% está de acuerdo con la rápida aprendizaje del sistema, y un 25% está totalmente de acuerdo, lo cual es positivo.</text:span></text:p>
        </text:list-item>
        <text:list-item>
          <text:p text:style-name="P3"><text:span text:style-name="T2">Un 62.5% encuentra complicado encontrar opciones específicas, lo cual es una señal clara de un área que necesita mejor navegación y diseño.</text:span></text:p>
        </text:list-item>
        <text:list-item>
          <text:p text:style-name="P3"><text:span text:style-name="T2">Un 37.5% está de acuerdo en que sus expectativas fueron satisfechas, y un 25% está totalmente de acuerdo, lo cual es positivo pero también muestra espacio para mejora.</text:span></text:p>
        </text:list-item>
        <text:list-item>
          <text:p text:style-name="P3"><text:span text:style-name="T2">Un 50% está en desacuerdo con la necesidad de aprender muchas cosas, mientras que un 37.5% está de acuerdo, sugiriendo una variabilidad en la curva de aprendizaje percibida.</text:span></text:p>
        </text:list-item>
      </text:list>
      <text:p text:style-name="P2"><text:span text:style-name="T2">Análisis cualitativo</text:span></text:p>
      <text:list xml:id="list1967122190" text:style-name="L2">
        <text:list-item>
          <text:p text:style-name="P4"><text:span text:style-name="T2">Dentro del análisis cualitativo no se utilizo una herramienta en específico más allá de la interpretación del encargado del análisis de los resultados. Sin embargo, se puede destacar lo siguiente de las respuestas obtenidas:</text:span></text:p>
        </text:list-item>
        <text:list-item>
          <text:p text:style-name="P4"><text:span text:style-name="T2">Varios usuarios mencionaron que el producto debería ser más colorido y visualmente atractivo, además se sugiere que los colores actuales no son lo suficientemente serios o adecuados, y que una paleta de colores más viva podría mejorar la interacción con el chatbot.</text:span></text:p>
        </text:list-item>
        <text:list-item>
          <text:p text:style-name="P4"><text:span text:style-name="T2">También se sugiere la adición de opciones más específicas y mejoradas para las herramientas actuales, incluyendo imágenes con movimientos.</text:span></text:p>
        </text:list-item>
        <text:list-item>
          <text:p text:style-name="P4"><text:span text:style-name="T2">Otro punto importante es que se destaca la necesidad de tutoriales, especialmente para el chatbot y para aquellos que no están familiarizados con la inteligencia artificial (IA).</text:span></text:p>
        </text:list-item>
        <text:list-item>
          <text:p text:style-name="P4"><text:span text:style-name="T2">A pesar de los comentarios en áreas de mejora, los encuestados valoran la eficiencia del sistema para crear cuentos y guías de manera más rápida y organizada. También mencionan que la plataforma es sencilla de utilizar, lo que facilita su adopción.</text:span></text:p>
        </text:list-item>
        <text:list-item>
          <text:p text:style-name="P4"><text:span text:style-name="T2">Por último, algunos encuestados mencionan que usarían el sistema por necesidad, ya que no conocen otro similar o lo consideran una herramienta útil.</text:span></text:p>
        </text:list-item>
      </text:list>
      <text:list xml:id="list181248289997599" text:continue-list="list3490352929" text:style-name="L1">
        <text:list-header>
          <text:p text:style-name="P3"><text:span text:style-name="T2"/></text:p>
        </text:list-header>
      </text:list>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var jp-code-font-family" svg:font-family="'var jp-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17:21:34.296831611</meta:creation-date>
    <dc:date>2024-05-19T18:12:46.828161405</dc:date>
    <meta:editing-duration>PT51M13S</meta:editing-duration>
    <meta:editing-cycles>1</meta:editing-cycles>
    <meta:document-statistic meta:table-count="0" meta:image-count="0" meta:object-count="0" meta:page-count="1" meta:paragraph-count="22" meta:word-count="613" meta:character-count="3682" meta:non-whitespace-character-count="3108"/>
    <meta:generator>LibreOffice/7.4.7.2$Linux_X86_64 LibreOffice_project/40$Build-2</meta:generator>
  </office:meta>
</office:document-meta>
</file>